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95.14pt"/>
    </style:style>
    <style:style style:name="co3" style:family="table-column">
      <style:table-column-properties fo:break-before="auto" style:column-width="183.06pt"/>
    </style:style>
    <style:style style:name="co4" style:family="table-column">
      <style:table-column-properties fo:break-before="auto" style:column-width="208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124.81pt" fo:break-before="auto" style:use-optimal-row-height="true"/>
    </style:style>
    <style:style style:name="ro4" style:family="table-row">
      <style:table-row-properties style:row-height="34.81pt" fo:break-before="auto" style:use-optimal-row-height="true"/>
    </style:style>
    <style:style style:name="ro5" style:family="table-row">
      <style:table-row-properties style:row-height="6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20-OLinuXino-Lime_Rev_I1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_board_mounted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2, 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0, R81, R82, R8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, R14, R50, R78, R85, 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9, R7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0, R31, R56, R60, R61, R62, R63, R64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, R3, R5, R6, R7, R43, R44, R45,</text:p>
            <text:p> R46, R6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3, R58, R68, R7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7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5, R27, R29, R35, R37, R40, R47,</text:p>
            <text:p> R49, R52, R54, R74, R84, R9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1, R23, R36, R42, R48, R7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, R26, R5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8, R55, R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7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22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.5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, RM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1, C85, C175, C18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6, C87, C90, C9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47, C113, C114, C115, C116, C143,</text:p>
            <text:p> C147, C16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8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27, C128, C129, C13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60, C61, C63, C64, C76, C80, C93, C109,</text:p>
            <text:p> C110, C111, C120, C126, C167</text:p>
          </table:table-cell>
          <table:table-cell table:number-columns-repeated="1020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</text:p>
            <text:p> C11, C12, C13, C14, C16, C17, C18, C19,</text:p>
            <text:p> C20, C21, C22, C23, C24, C25, C26, C27,</text:p>
            <text:p> C28, C29, C30, C31, C32, C33, C34, C35,</text:p>
            <text:p> C36, C37, C38, C39, C40, C41, C42, C43,</text:p>
            <text:p> C44, C45, C46, C48, C49, C50, C51, C52,</text:p>
            <text:p> C53, C56, C57, C58, C65, C66, C67, C68,</text:p>
            <text:p> C69, C70, C71, C72, C73, C77, C78, C95,</text:p>
            <text:p> C100, C103, C104, C105, C106, C107,</text:p>
            <text:p> C121, C123, C137, C152, C156, C162,</text:p>
            <text:p> C168, C17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220nF/0603</text:p>
          </table:table-cell>
          <table:table-cell table:style-name="ce3" office:value-type="string" calcext:value-type="string">
            <text:p>C-EUC0603_DWS</text:p>
          </table:table-cell>
          <table:table-cell table:style-name="ce3" office:value-type="string" calcext:value-type="string">
            <text:p>C15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71, C173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1uF/6.3V</text:p>
          </table:table-cell>
          <table:table-cell table:style-name="ce3" office:value-type="string" calcext:value-type="string">
            <text:p>C-EUC0603_DWS</text:p>
          </table:table-cell>
          <table:table-cell office:value-type="string" calcext:value-type="string">
            <text:p>C62, C99, C133, C150,<text:span text:style-name="T1"> C153</text:span>, C154</text:p>
          </table:table-cell>
          <table:table-cell table:number-columns-repeated="102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4.7uF/6.3V</text:p>
          </table:table-cell>
          <table:table-cell table:style-name="ce3" office:value-type="string" calcext:value-type="string">
            <text:p>C-EUC0603_DWS</text:p>
          </table:table-cell>
          <table:table-cell office:value-type="string" calcext:value-type="string">
            <text:p><text:span text:style-name="T1">C132, C138, C145,</text:span> <text:span text:style-name="T1">C158, C159, C160,</text:span></text:p>
            <text:p><text:span text:style-name="T1"> C163</text:span>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55, C79, C101, C102, C108, C117, C124,</text:p>
            <text:p> C130, C134, C135, C136, C142, C144,</text:p>
            <text:p> C146, C149</text:p>
          </table:table-cell>
          <table:table-cell table:number-columns-repeated="1020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74, C75, C92, C94, C96, C97, C98,</text:p>
            <text:p> C118, C119, C122, C125, C139, C140,</text:p>
            <text:p> C148, C151, C155, C164, C165, C166,</text:p>
            <text:p> C169, C172, C176, C177, C178, C179,</text:p>
            <text:p> C180, C181, C182, C184, C185, C186,</text:p>
            <text:p> C193, C19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</text:p>
          </table:table-cell>
          <table:table-cell office:value-type="string" calcext:value-type="string">
            <text:p>C187, C188, C189, C190, C201, C2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17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0, L11, L12, L13, L14, L1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2, L4, L5, L6, L7, L8, L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2, 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4B4G1646D-BCK0</text:p>
          </table:table-cell>
          <table:table-cell office:value-type="string" calcext:value-type="string">
            <text:p>H5TQ2G63BFR_</text:p>
            <text:p>MEM4G16D3EABG-125PHIS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-32)</text:p>
          </table:table-cell>
          <table:table-cell office:value-type="string" calcext:value-type="string">
            <text:p>LAN8710A-EZC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21T-475I/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9, U10, U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3, U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H127SMT-02X10(PA-V16X-2X10-LF)</text:p>
          </table:table-cell>
          <table:table-cell office:value-type="string" calcext:value-type="string">
            <text:p>ML20YA-V36P-2X10-LF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H127SMT-02X20(PA-V16X-2X20-LF)</text:p>
          </table:table-cell>
          <table:table-cell office:value-type="string" calcext:value-type="string">
            <text:p>ML40YA-V36P-2X20-LF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RJLBC-060TC1_GND_MILLING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-USB-OTG</text:p>
            <text:p>(MSB-SW-5AB-LF)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JSJ_1_SMALLER_CLOSE_10MILS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9:Closed/PH7_USB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B9/PH7_USB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9:Opened/PH7_GPIO:Clos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B9/PH7_GPIO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8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2, R24, R76, R92, R9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, R38, R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5, R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.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5, C197, C200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7, R18, R20, R88, R89, R90, R91,</text:p>
            <text:p> R93, R94, R9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2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0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54, C112, C141, C191, C1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, C83, C84, C196, C198, C199, C20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KLMAG2GEND-B031(FBGA153))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22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5, U6, 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cale-to="9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8-12-12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2T10:48:30.380602171</dc:date>
    <meta:editing-duration>PT1H33M16S</meta:editing-duration>
    <meta:editing-cycles>46</meta:editing-cycles>
    <meta:generator>LibreOffice/5.1.6.2$Linux_X86_64 LibreOffice_project/10m0$Build-2</meta:generator>
    <meta:document-statistic meta:table-count="1" meta:cell-count="428" meta:object-count="0"/>
  </office:meta>
</office:document-meta>
</file>